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14b" officeooo:paragraph-rsid="000fc14b"/>
    </style:style>
    <style:style style:name="P2" style:family="paragraph" style:parent-style-name="Standard">
      <style:text-properties fo:font-weight="bold" officeooo:rsid="000fc14b" officeooo:paragraph-rsid="000fc14b" style:font-weight-asian="bold" style:font-weight-complex="bold"/>
    </style:style>
    <style:style style:name="P3" style:family="paragraph" style:parent-style-name="Standard">
      <style:text-properties officeooo:paragraph-rsid="000fc14b"/>
    </style:style>
    <style:style style:name="T1" style:family="text">
      <style:text-properties fo:font-weight="normal" officeooo:rsid="000fc14b" style:font-weight-asian="normal" style:font-weight-complex="normal"/>
    </style:style>
    <style:style style:name="T2" style:family="text">
      <style:text-properties fo:font-weight="normal" officeooo:rsid="0010afe3" style:font-weight-asian="normal" style:font-weight-complex="normal"/>
    </style:style>
    <style:style style:name="T3" style:family="text">
      <style:text-properties fo:font-weight="normal" officeooo:rsid="0010e32b" style:font-weight-asian="normal" style:font-weight-complex="normal"/>
    </style:style>
    <style:style style:name="T4" style:family="text">
      <style:text-properties fo:font-weight="normal" officeooo:rsid="00127d23" style:font-weight-asian="normal" style:font-weight-complex="normal"/>
    </style:style>
    <style:style style:name="T5" style:family="text">
      <style:text-properties officeooo:rsid="00127d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un Kumar</text:p>
      <text:p text:style-name="P1">ME 449</text:p>
      <text:p text:style-name="P1">Final Project: Milestone 2</text:p>
      <text:p text:style-name="P1"/>
      <text:p text:style-name="P2">Submission Explanation</text:p>
      <text:p text:style-name="P3"><text:span text:style-name="T1">My commented code is in the directory called code. The file titled reference_trajectory.mp4 is a screen recording of the robotic simulation using the included </text:span><text:span text:style-name="T3">csv</text:span><text:span text:style-name="T1"> file </text:span><text:span text:style-name="T3">(video.csv)</text:span><text:span text:style-name="T1">.</text:span></text:p>
      <text:p text:style-name="P3"><text:span text:style-name="T1"/></text:p>
      <text:p text:style-name="P2">Code Explanation</text:p>
      <text:p text:style-name="P3"><text:span text:style-name="T1">I wrote a function called TrajectoryGenerator. The inputs and outputs of the function are detailed in the code comments. The first half of TrajectoryGenerator uses the ScrewTrajectory function multiple times to generate </text:span><text:span text:style-name="T4">end effector configurations</text:span><text:span text:style-name="T1"> for each segment of the total trajectory. It also writes these </text:span><text:span text:style-name="T4">configurations</text:span><text:span text:style-name="T1"> to a file titled seg.csv. The </text:span><text:span text:style-name="T4">second</text:span><text:span text:style-name="T1"> half of TrajectoryGenerator combines all trajectory segments into a matrix (traj). The function returns this matrix. </text:span><text:span text:style-name="T2">At the end of the script, I include code that initializes necessary variables and calls the TrajectoryGenerator function. </text:span><text:span text:style-name="T4">If you run my python code without modification, it will generate a csv file called seg.csv with the same values as video.csv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19:15:44.754497998</meta:creation-date>
    <dc:date>2020-11-11T19:28:35.230357121</dc:date>
    <meta:editing-duration>PT12M49S</meta:editing-duration>
    <meta:editing-cycles>5</meta:editing-cycles>
    <meta:generator>LibreOffice/6.4.6.2$Linux_X86_64 LibreOffice_project/40$Build-2</meta:generator>
    <meta:document-statistic meta:table-count="0" meta:image-count="0" meta:object-count="0" meta:page-count="1" meta:paragraph-count="7" meta:word-count="149" meta:character-count="987" meta:non-whitespace-character-count="845"/>
  </office:meta>
</office:document-meta>
</file>